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StarSymbol1" svg:font-family="StarSymbol"/>
    <style:font-face style:name="Times New Roman1" svg:font-family="'Times New Roman'" style:font-family-generic="roman"/>
    <style:font-face style:name="FreeSans1" svg:font-family="FreeSans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-0.5in" style:auto-text-indent="false">
        <style:tab-stops>
          <style:tab-stop style:position="0.25in"/>
        </style:tab-stops>
      </style:paragraph-properties>
    </style:style>
    <style:style style:name="P3" style:family="paragraph" style:parent-style-name="Heading_20_1">
      <style:text-properties fo:font-size="12pt" style:font-size-asian="12pt"/>
    </style:style>
    <style:style style:name="P4" style:family="paragraph" style:parent-style-name="WW-Contenu_20_du_20_cadre">
      <style:text-properties fo:font-size="14pt" fo:font-weight="bold" style:font-size-asian="14pt" style:font-weight-asian="bold"/>
    </style:style>
    <style:style style:name="P5" style:family="paragraph" style:parent-style-name="WW-Contenu_20_du_20_cadre">
      <style:paragraph-properties fo:margin-top="0in" fo:margin-bottom="0in" fo:text-align="center" style:justify-single-word="false"/>
    </style:style>
    <style:style style:name="P6" style:family="paragraph" style:parent-style-name="WW-Contenu_20_du_20_cadre">
      <style:paragraph-properties fo:margin-top="0in" fo:margin-bottom="0in"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4pt" fo:font-weight="bold" style:font-size-asian="14pt" style:font-weight-asian="bold"/>
    </style:style>
    <style:style style:name="P9" style:family="paragraph" style:parent-style-name="Standard" style:list-style-name="WWNum3">
      <style:paragraph-properties fo:margin-left="0.6799in" fo:margin-right="0in" fo:text-indent="-0.1965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.4835in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.4835in" fo:margin-right="0in" fo:text-indent="0in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.4917in" style:auto-text-indent="false"/>
    </style:style>
    <style:style style:name="P13" style:family="paragraph" style:parent-style-name="Standard">
      <style:paragraph-properties fo:margin-left="0in" fo:margin-right="0in" fo:text-indent="0.4917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4898in" fo:margin-right="0in" fo:text-indent="0in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2.4583in" fo:margin-right="0in" fo:text-indent="0in" style:auto-text-indent="false"/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margin-left="0.4917in" fo:margin-right="0in" fo:text-indent="0in" style:auto-text-indent="false"/>
      <style:text-properties fo:font-size="10pt" style:font-size-asian="10pt" style:font-size-complex="10pt"/>
    </style:style>
    <style:style style:name="P17" style:family="paragraph" style:parent-style-name="Heading_20_1">
      <style:paragraph-properties>
        <style:tab-stops/>
      </style:paragraph-properties>
      <style:text-properties fo:font-size="10pt" style:font-size-asian="10pt" style:font-size-complex="10pt"/>
    </style:style>
    <style:style style:name="P18" style:family="paragraph" style:parent-style-name="Text_20_body_20_indent" style:master-page-name="Standard">
      <style:paragraph-properties fo:margin-left="0in" fo:margin-right="0in" fo:text-indent="0in" style:auto-text-indent="false" style:page-number="auto"/>
      <style:text-properties fo:font-size="14pt" fo:font-weight="bold" style:font-size-asian="14pt" style:font-weight-asian="bold"/>
    </style:style>
    <style:style style:name="P19" style:family="paragraph" style:parent-style-name="WW-Contenu_20_du_20_cadre" style:list-style-name="WWNum6"/>
    <style:style style:name="P20" style:family="paragraph" style:parent-style-name="WW-Retrait_20_corps_20_de_20_texte_20_2">
      <style:paragraph-properties fo:margin-left="0.4898in" fo:margin-right="0in" fo:text-indent="0in" style:auto-text-indent="false"/>
      <style:text-properties fo:font-size="10pt" style:font-size-asian="10pt" style:font-size-complex="10pt"/>
    </style:style>
    <style:style style:name="P21" style:family="paragraph" style:parent-style-name="List_20_Paragraph" style:list-style-name="WWNum5"/>
    <style:style style:name="P22" style:family="paragraph" style:parent-style-name="List_20_Paragraph" style:list-style-name="WWNum5"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weight="normal" style:font-weight-asian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StarSymbol2"/>
    </style:style>
    <style:style style:name="T7" style:family="text">
      <style:text-properties fo:language="en" fo:country="US" fo:font-weight="bold" style:font-name-asian="StarSymbol2" style:font-weight-asian="bold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color="#00000a" fo:language="en" fo:country="US" style:text-underline-style="none" fo:font-weight="bold" style:font-weight-asian="bold"/>
    </style:style>
    <style:style style:name="T10" style:family="text">
      <style:text-properties fo:color="#0000ff"/>
    </style:style>
    <style:style style:name="T11" style:family="text">
      <style:text-properties fo:color="#0000ff" style:text-underline-style="solid" style:text-underline-width="auto" style:text-underline-color="font-color"/>
    </style:style>
    <style:style style:name="T12" style:family="text">
      <style:text-properties fo:color="#000000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weight="normal" style:font-weight-asian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0591in" fo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Text_20_body_20_indent"><text:span text:style-name="T1"><text:tab/><text:tab/><text:tab/><text:tab/></text:span><text:span text:style-name="T2">David Mignon</text:span></text:p>
      <text:p text:style-name="P15"/>
      <text:p text:style-name="P1">Né le 30 mars 1972.</text:p>
      <text:p text:style-name="P1">Adresse: 31 route de la bonne dame 77300 Fontainebleau.</text:p>
      <text:p text:style-name="P1">N° de téléphone: 09.54.90.50.29 ou 06.73.12.08.97</text:p>
      <text:p text:style-name="P1">Adresses électroniques: <text:a xlink:type="simple" xlink:href="mailto:mignondavid@free.fr"><text:span text:style-name="T10">mignondavid@free.fr</text:span></text:a><text:span text:style-name="T10"> </text:span><text:span text:style-name="T12">ou </text:span><text:span text:style-name="T11">david.mignon@polytechnique.edu</text:span></text:p>
      <text:p text:style-name="P1"/>
      <text:p text:style-name="P5"><draw:frame draw:style-name="fr1" draw:name="Frame1" text:anchor-type="paragraph" svg:x="1.2307in" svg:y="0.1756in" svg:width="3.5374in" svg:height="0.3437in" draw:z-index="0"><draw:text-box><text:p text:style-name="P6">EXPÉRIENCE PROFESSIONNELLE</text:p></draw:text-box></draw:frame><text:tab/> </text:p>
      <text:h text:style-name="P3" text:outline-level="1"/>
      <text:p text:style-name="Standard"/>
      <text:p text:style-name="Standard"/>
      <text:p text:style-name="P7">Depuis novembre 2005:</text:p>
      <text:p text:style-name="P7"/>
      <text:p text:style-name="P7"><text:tab/>Ingénieur d’études au laboratoire de Biochimie de L’Ecole Polytechnique:</text:p>
      <text:list xml:id="list296888982" text:style-name="WWNum5">
        <text:list-item>
          <text:p text:style-name="P21"><text:span text:style-name="T13">Mise en place et exploitation du système de calculs distribués </text:span><text:a xlink:type="simple" xlink:href="http://biology.polytechnique.fr/proteinsathome"><text:span text:style-name="T13">proteins@home</text:span></text:a><text:span text:style-name="T13"> (http://biology.polytechnique.fr/proteinsathome)</text:span></text:p>
        </text:list-item>
        <text:list-item>
          <text:p text:style-name="P22">Développement d’outils de <text:s/>“Protein design”</text:p>
        </text:list-item>
        <text:list-item>
          <text:p text:style-name="P22">Maintenance et support du parc informatique du laboratoire</text:p>
        </text:list-item>
      </text:list>
      <text:p text:style-name="P7"/>
      <text:p text:style-name="P7">05/2004-10/2005: </text:p>
      <text:p text:style-name="P7"/>
      <text:p text:style-name="P10">Ingénieur d’études à l’URGI de L’INRA dans le cadre du projet Génoplante:</text:p>
      <text:list xml:id="list87287364" text:style-name="WWNum3">
        <text:list-item>
          <text:list>
            <text:list-item>
              <text:list>
                <text:list-item>
                  <text:list>
                    <text:list-item>
                      <text:p text:style-name="P9">Mise en place et évaluation d'outils d'annotation de séquences ADN</text:p>
                    </text:list-item>
                    <text:list-item>
                      <text:p text:style-name="P9">Développement d'un outil de pipelines de traitements bio-informatiques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>1999/2002: </text:p>
      <text:p text:style-name="P7"/>
      <text:p text:style-name="P13">Analyste-programmeur dans une société de services informatiques (ABASE):</text:p>
      <text:p text:style-name="P7"><text:s text:c="2"/><text:tab/>09/99-04/01: Développement d’applications client-serveur Java/C++</text:p>
      <text:p text:style-name="P14">05/01-12/01: Développement d'applications WEB</text:p>
      <text:p text:style-name="P20">01/02-09/02: Support et définition de méthodes pour les dévelopeurs, administration de base de données (DB2)</text:p>
      <text:p text:style-name="P8"/>
      <text:p text:style-name="P6"><draw:frame draw:style-name="fr1" draw:name="1" text:anchor-type="paragraph" svg:x="1.2307in" svg:y="0.1756in" svg:width="3.572in" svg:height="0.3272in" draw:z-index="1"><draw:text-box><text:p text:style-name="P6">FORMATION</text:p></draw:text-box></draw:frame></text:p>
      <text:p text:style-name="Standard"/>
      <text:p text:style-name="Standard"/>
      <text:p text:style-name="P7">2002/2003:</text:p>
      <text:p text:style-name="P7"><text:s/></text:p>
      <text:p text:style-name="P16">DEA <text:span text:style-name="T3">"Applications des m</text:span>athématiques et de informatique à la biologie<text:span text:style-name="T3">",</text:span> à <text:s/>l'Université d'Evry (mention assez bien)</text:p>
      <text:p text:style-name="P16">Mastère spécialisé de bioinformatique (en parallèle du DEA), à l'Institut d'Informatique d'Entreprise </text:p>
      <text:p text:style-name="P7"/>
      <text:p text:style-name="P16">Projet (janvier/mars au LIMSI à Orsay): Développement d'un outil de comparaison des structures 3D de protéines</text:p>
      <text:p text:style-name="P16">Stage (avril/septembre à l’unité MIG de l’INRA): Développement de méthodes d'analyse fonctionnelle in silico fondées sur le contexte des gènes</text:p>
      <text:p text:style-name="P7"/>
      <text:p text:style-name="P7">1996/1997:</text:p>
      <text:p text:style-name="P7"/>
      <text:h text:style-name="P17" text:outline-level="1"><text:tab/><text:span text:style-name="T14">DEA </text:span><text:span text:style-name="T4">"Algorithmique, arithmétique et Algèbre", à l’Université de Caen (non obtenu).</text:span></text:h>
      <text:p text:style-name="P16">Stage (avril/septembre au LIASC à ENST Bretagne): Aide à la décision pour les systèmes multi-agents</text:p>
      <text:p text:style-name="Standard"/>
      <text:p text:style-name="P7">1995/1996: </text:p>
      <text:p text:style-name="P7"/>
      <text:p text:style-name="P12"><text:span text:style-name="T13">Maîtrise de mathématiques appliquées à l'université de Br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StarSymbol1" svg:font-family="StarSymbol"/>
    <style:font-face style:name="Times New Roman1" svg:font-family="'Times New Roman'" style:font-family-generic="roman"/>
    <style:font-face style:name="FreeSans1" svg:font-family="FreeSans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in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1.5in" fo:margin-right="0in" fo:margin-top="0in" fo:margin-bottom="0in" fo:text-indent="0in" style:auto-text-indent="false" fo:keep-with-next="always">
        <style:tab-stops>
          <style:tab-stop style:position="0in"/>
        </style:tab-stops>
      </style:paragraph-properties>
      <style:text-properties fo:font-size="20pt" style:font-size-asian="20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17in" fo:margin-right="0in" fo:margin-top="0in" fo:margin-bottom="0in" fo:text-indent="0.0008in" style:auto-text-indent="false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Luxi Sans" fo:font-size="14pt" fo:font-weight="bold" style:font-name-asian="HG Mincho Light J" style:font-size-asian="14pt" style:font-weight-asian="bold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tyle-complex="italic"/>
    </style:style>
    <style:style style:name="Contenu_20_du_20_cadre" style:display-name="Contenu du cadre" style:family="paragraph" style:parent-style-name="Text_20_body" style:default-outline-level=""/>
    <style:style style:name="Répertoire" style:family="paragraph" style:parent-style-name="Standard" style:default-outline-level="">
      <style:paragraph-properties text:number-lines="false" text:line-number="0"/>
      <style:text-properties style:font-name-complex="Tahoma1"/>
    </style:style>
    <style:style style:name="WW-Contenu_20_du_20_cadre" style:display-name="WW-Contenu du cadre" style:family="paragraph" style:parent-style-name="Text_20_body" style:default-outline-level=""/>
    <style:style style:name="WW-Retrait_20_corps_20_de_20_texte_20_2" style:display-name="WW-Retrait corps de texte 2" style:family="paragraph" style:parent-style-name="Standard" style:default-outline-level="">
      <style:paragraph-properties fo:margin="100%" fo:margin-left="1.1252in" fo:margin-right="0in" fo:margin-top="0in" fo:margin-bottom="0in" fo:text-indent="-1.1252in" style:auto-text-indent="false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title" style:family="paragraph" style:parent-style-name="Standard" style:default-outline-level="">
      <style:paragraph-properties fo:margin-top="0.0693in" fo:margin-bottom="0.0693in" fo:hyphenation-ladder-count="no-limit"/>
      <style:text-properties style:font-size-complex="12pt" fo:hyphenate="true" fo:hyphenation-remain-char-count="2" fo:hyphenation-push-char-count="2"/>
    </style:style>
    <style:style style:name="authors" style:family="paragraph" style:parent-style-name="Standard" style:default-outline-level="">
      <style:paragraph-properties fo:margin-top="0.0693in" fo:margin-bottom="0.0693in" fo:hyphenation-ladder-count="no-limit"/>
      <style:text-properties style:font-size-complex="12pt" fo:hyphenate="true" fo:hyphenation-remain-char-count="2" fo:hyphenation-push-char-count="2"/>
    </style:style>
    <style:style style:name="source" style:family="paragraph" style:parent-style-name="Standard" style:default-outline-level="">
      <style:paragraph-properties fo:margin-top="0.0693in" fo:margin-bottom="0.0693in" fo:hyphenation-ladder-count="no-limit"/>
      <style:text-properties style:font-size-complex="12pt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Puces" style:family="text">
      <style:text-properties style:font-name="StarSymbol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WW8Num2z0" style:family="text">
      <style:text-properties style:font-name="Times New Roman" style:font-name-asian="Times New Roman2" style:font-name-complex="Times New Roman2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Times New Roman" style:font-name-asian="Times New Roman2" style:font-name-complex="Times New Roman2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Times New Roman" style:font-name-asian="Times New Roman2" style:font-name-complex="Times New Roman2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8Num1z0" style:family="text">
      <style:text-properties style:font-name="Times New Roman" style:font-name-asian="Times New Roman2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-WW8Num2z0" style:family="text">
      <style:text-properties style:font-name="Times New Roman" style:font-name-asian="Times New Roman2"/>
    </style:style>
    <style:style style:name="WW-WW8Num2z1" style:family="text">
      <style:text-properties style:font-name="Courier New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-WW8Num3z0" style:family="text">
      <style:text-properties style:font-name="Symbol"/>
    </style:style>
    <style:style style:name="WW-WW8Num3z1" style:family="text">
      <style:text-properties style:font-name="Courier New"/>
    </style:style>
    <style:style style:name="WW-WW8Num3z2" style:family="text">
      <style:text-properties style:font-name="Wingdings"/>
    </style:style>
    <style:style style:name="titrecom" style:family="text" style:parent-style-name="Default_20_Paragraph_20_Font"/>
    <style:style style:name="journalname" style:family="text" style:parent-style-name="Default_20_Paragraph_20_Font"/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fo:font-size="9pt" style:font-size-asian="9pt" style:font-name-complex="StarSymbol2" style:font-size-complex="9pt"/>
    </style:style>
    <style:style style:name="ListLabel_20_3" style:display-name="ListLabel 3" style:family="text">
      <style:text-properties style:font-name-asian="Times New Roman2" style:font-name-complex="Times New Roman2"/>
    </style:style>
    <style:style style:name="ListLabel_20_4" style:display-name="ListLabel 4" style:family="text">
      <style:text-properties style:font-name-complex="Courier New2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1965in" fo:text-indent="-0.25in" fo:margin-left="0.5in"/>
        </style:list-level-properties>
        <style:text-properties style:font-name="StarSymbol1"/>
      </text:list-level-style-bullet>
      <text:list-level-style-bullet text:level="2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3575in" fo:text-indent="-0.25in" fo:margin-left="0.75in"/>
        </style:list-level-properties>
        <style:text-properties style:font-name="StarSymbol1"/>
      </text:list-level-style-bullet>
      <text:list-level-style-bullet text:level="3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5189in" fo:text-indent="-0.25in" fo:margin-left="1in"/>
        </style:list-level-properties>
        <style:text-properties style:font-name="StarSymbol1"/>
      </text:list-level-style-bullet>
      <text:list-level-style-bullet text:level="4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6799in" fo:text-indent="-0.25in" fo:margin-left="1.25in"/>
        </style:list-level-properties>
        <style:text-properties style:font-name="StarSymbol1"/>
      </text:list-level-style-bullet>
      <text:list-level-style-bullet text:level="5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8409in" fo:text-indent="-0.25in" fo:margin-left="1.5in"/>
        </style:list-level-properties>
        <style:text-properties style:font-name="StarSymbol1"/>
      </text:list-level-style-bullet>
      <text:list-level-style-bullet text:level="6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1.002in" fo:text-indent="-0.25in" fo:margin-left="1.75in"/>
        </style:list-level-properties>
        <style:text-properties style:font-name="StarSymbol1"/>
      </text:list-level-style-bullet>
      <text:list-level-style-bullet text:level="7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1.1634in" fo:text-indent="-0.25in" fo:margin-left="2in"/>
        </style:list-level-properties>
        <style:text-properties style:font-name="StarSymbol1"/>
      </text:list-level-style-bullet>
      <text:list-level-style-bullet text:level="8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1.3244in" fo:text-indent="-0.25in" fo:margin-left="2.25in"/>
        </style:list-level-properties>
        <style:text-properties style:font-name="StarSymbol1"/>
      </text:list-level-style-bullet>
      <text:list-level-style-bullet text:level="9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1.4854in" fo:text-indent="-0.25in" fo:margin-left="2.5in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Times New Roman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Symbol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</dc:title>
    <meta:initial-creator>david mignon</meta:initial-creator>
    <meta:editing-cycles>18</meta:editing-cycles>
    <meta:print-date>2009-06-07T17:03:00</meta:print-date>
    <meta:creation-date>2009-06-01T17:00:00</meta:creation-date>
    <dc:date>2012-09-26T14:42:09</dc:date>
    <meta:editing-duration>PT10M45S</meta:editing-duration>
    <meta:generator>LibreOffice/3.5$Linux_X86_64 LibreOffice_project/350m1$Build-2</meta:generator>
    <meta:document-statistic meta:table-count="0" meta:image-count="0" meta:object-count="0" meta:page-count="1" meta:paragraph-count="33" meta:word-count="237" meta:character-count="1851" meta:non-whitespace-character-count="16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